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peed" style:family="table">
      <style:table-properties style:width="5.6326in" fo:margin-left="0.3417in" table:align="left"/>
    </style:style>
    <style:style style:name="Speed.A" style:family="table-column">
      <style:table-column-properties style:column-width="1.1042in"/>
    </style:style>
    <style:style style:name="Speed.B" style:family="table-column">
      <style:table-column-properties style:column-width="1.416in"/>
    </style:style>
    <style:style style:name="Speed.C" style:family="table-column">
      <style:table-column-properties style:column-width="1.534in"/>
    </style:style>
    <style:style style:name="Speed.D" style:family="table-column">
      <style:table-column-properties style:column-width="1.5785in"/>
    </style:style>
    <style:style style:name="Speed.A1" style:family="table-cell">
      <style:table-cell-properties fo:padding="0.0382in" fo:border-left="0.05pt solid #000000" fo:border-right="none" fo:border-top="0.05pt solid #000000" fo:border-bottom="0.05pt solid #000000"/>
    </style:style>
    <style:style style:name="Speed.D1" style:family="table-cell">
      <style:table-cell-properties fo:padding="0.0382in" fo:border="0.05pt solid #000000"/>
    </style:style>
    <style:style style:name="Speed.A2" style:family="table-cell">
      <style:table-cell-properties fo:padding="0.0382in" fo:border-left="0.05pt solid #000000" fo:border-right="none" fo:border-top="none" fo:border-bottom="0.05pt solid #000000"/>
    </style:style>
    <style:style style:name="Speed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22pt" fo:language="en" fo:country="US" fo:font-weight="bold" officeooo:rsid="00118e0e" officeooo:paragraph-rsid="00118e0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language="en" fo:country="US" fo:font-weight="bold" officeooo:rsid="00118e0e" officeooo:paragraph-rsid="00118e0e" style:font-weight-asian="bold" style:font-weight-complex="bold"/>
    </style:style>
    <style:style style:name="P3" style:family="paragraph" style:parent-style-name="Standard">
      <style:text-properties style:font-name="Arial1" fo:language="en" fo:country="US" fo:font-weight="bold" officeooo:rsid="00118e0e" officeooo:paragraph-rsid="00118e0e" style:font-weight-asian="bold" style:font-weight-complex="bold"/>
    </style:style>
    <style:style style:name="P4" style:family="paragraph" style:parent-style-name="Standard">
      <style:text-properties style:font-name="Arial1" fo:language="en" fo:country="US" fo:font-weight="bold" officeooo:rsid="00132604" officeooo:paragraph-rsid="00132604" style:font-weight-asian="bold" style:font-weight-complex="bold"/>
    </style:style>
    <style:style style:name="P5" style:family="paragraph" style:parent-style-name="Standard">
      <style:text-properties style:font-name="Arial1" fo:language="en" fo:country="US" officeooo:rsid="00118e0e" officeooo:paragraph-rsid="00118e0e"/>
    </style:style>
    <style:style style:name="P6" style:family="paragraph" style:parent-style-name="Standard">
      <style:text-properties style:font-name="Arial1" fo:language="en" fo:country="US" officeooo:rsid="00132604" officeooo:paragraph-rsid="00132604"/>
    </style:style>
    <style:style style:name="P7" style:family="paragraph" style:parent-style-name="Standard">
      <style:text-properties style:font-name="Arial1" fo:language="en" fo:country="US" style:text-underline-style="solid" style:text-underline-width="auto" style:text-underline-color="font-color" officeooo:rsid="00132604" officeooo:paragraph-rsid="00132604"/>
    </style:style>
    <style:style style:name="P8" style:family="paragraph" style:parent-style-name="Standard">
      <style:text-properties style:font-name="Arial1" fo:language="en" fo:country="US" officeooo:rsid="001b7c07" officeooo:paragraph-rsid="001b7c07"/>
    </style:style>
    <style:style style:name="P9" style:family="paragraph" style:parent-style-name="Standard">
      <style:text-properties style:font-name="Arial1" fo:language="en" fo:country="US" style:text-underline-style="none" officeooo:rsid="001b7c07" officeooo:paragraph-rsid="001b7c07"/>
    </style:style>
    <style:style style:name="P10" style:family="paragraph" style:parent-style-name="Standard">
      <style:text-properties style:font-name="Arial1" fo:language="en" fo:country="US" style:text-underline-style="none" officeooo:rsid="001b7c07" officeooo:paragraph-rsid="001c07ad"/>
    </style:style>
    <style:style style:name="P11" style:family="paragraph" style:parent-style-name="Standard">
      <style:text-properties style:font-name="Arial1" fo:language="en" fo:country="US" style:text-underline-style="none" officeooo:rsid="001c07ad" officeooo:paragraph-rsid="001c07ad"/>
    </style:style>
    <style:style style:name="P12" style:family="paragraph" style:parent-style-name="Standard">
      <style:text-properties style:font-name="Arial1" fo:language="en" fo:country="US" style:text-underline-style="none" officeooo:rsid="001d25c3" officeooo:paragraph-rsid="001d25c3"/>
    </style:style>
    <style:style style:name="P13" style:family="paragraph" style:parent-style-name="Standard">
      <style:text-properties style:font-name="Arial1" fo:language="en" fo:country="US" style:text-underline-style="none" officeooo:rsid="0020b37b" officeooo:paragraph-rsid="0020b37b"/>
    </style:style>
    <style:style style:name="P14" style:family="paragraph" style:parent-style-name="Standard">
      <style:text-properties style:font-name="Arial1" fo:language="en" fo:country="US" style:text-underline-style="none" fo:font-weight="bold" officeooo:rsid="0020b37b" officeooo:paragraph-rsid="0020b37b" style:font-weight-asian="bold" style:font-weight-complex="bold"/>
    </style:style>
    <style:style style:name="P15" style:family="paragraph" style:parent-style-name="Standard">
      <style:text-properties style:font-name="Arial1" fo:language="en" fo:country="US" style:text-underline-style="none" fo:font-weight="bold" officeooo:rsid="00318d61" officeooo:paragraph-rsid="00366662" style:font-weight-asian="bold" style:font-weight-complex="bold"/>
    </style:style>
    <style:style style:name="P16" style:family="paragraph" style:parent-style-name="Standard">
      <style:text-properties style:font-name="Arial1" fo:language="en" fo:country="US" style:text-underline-style="none" fo:font-weight="bold" officeooo:rsid="002fb340" officeooo:paragraph-rsid="00366662" style:font-weight-asian="bold" style:font-weight-complex="bold"/>
    </style:style>
    <style:style style:name="P17" style:family="paragraph" style:parent-style-name="Standard">
      <style:text-properties style:font-name="Arial1" fo:language="en" fo:country="US" style:text-underline-style="none" fo:font-weight="bold" officeooo:rsid="0031e749" officeooo:paragraph-rsid="00366662" style:font-weight-asian="bold" style:font-weight-complex="bold"/>
    </style:style>
    <style:style style:name="P18" style:family="paragraph" style:parent-style-name="Standard">
      <style:text-properties style:font-name="Arial1" fo:language="en" fo:country="US" style:text-underline-style="none" officeooo:rsid="0022887f" officeooo:paragraph-rsid="0022887f"/>
    </style:style>
    <style:style style:name="P19" style:family="paragraph" style:parent-style-name="Standard">
      <style:text-properties style:font-name="Arial1" fo:language="en" fo:country="US" style:text-underline-style="none" officeooo:rsid="0022f48a" officeooo:paragraph-rsid="0022f48a"/>
    </style:style>
    <style:style style:name="P20" style:family="paragraph" style:parent-style-name="Standard">
      <style:text-properties style:font-name="Arial1" fo:language="en" fo:country="US" style:text-underline-style="none" officeooo:rsid="00263aa3" officeooo:paragraph-rsid="00263aa3"/>
    </style:style>
    <style:style style:name="P21" style:family="paragraph" style:parent-style-name="Standard">
      <style:text-properties style:font-name="Arial1" fo:language="en" fo:country="US" style:text-underline-style="none" officeooo:rsid="0028036c" officeooo:paragraph-rsid="0028036c"/>
    </style:style>
    <style:style style:name="P22" style:family="paragraph" style:parent-style-name="Standard">
      <style:text-properties style:font-name="Arial1" fo:language="en" fo:country="US" style:text-underline-style="none" officeooo:rsid="0028036c" officeooo:paragraph-rsid="002cf9a7"/>
    </style:style>
    <style:style style:name="P23" style:family="paragraph" style:parent-style-name="Standard">
      <style:text-properties style:font-name="Arial1" fo:language="en" fo:country="US" style:text-underline-style="none" officeooo:rsid="002803c2" officeooo:paragraph-rsid="002803c2"/>
    </style:style>
    <style:style style:name="P24" style:family="paragraph" style:parent-style-name="Standard">
      <style:text-properties style:font-name="Arial1" fo:language="en" fo:country="US" style:text-underline-style="none" officeooo:rsid="002803c2" officeooo:paragraph-rsid="0031c022"/>
    </style:style>
    <style:style style:name="P25" style:family="paragraph" style:parent-style-name="Standard">
      <style:text-properties style:font-name="Arial1" fo:language="en" fo:country="US" style:text-underline-style="none" officeooo:rsid="002cf9a7" officeooo:paragraph-rsid="002cf9a7"/>
    </style:style>
    <style:style style:name="P26" style:family="paragraph" style:parent-style-name="Standard">
      <style:text-properties style:font-name="Arial1" fo:language="en" fo:country="US" style:text-underline-style="none" officeooo:rsid="002ead34" officeooo:paragraph-rsid="002ead34"/>
    </style:style>
    <style:style style:name="P27" style:family="paragraph" style:parent-style-name="Standard">
      <style:text-properties style:font-name="Arial1" fo:language="en" fo:country="US" style:text-underline-style="none" fo:font-weight="normal" officeooo:rsid="0031ffa7" officeooo:paragraph-rsid="00366662" style:font-weight-asian="normal" style:font-weight-complex="normal"/>
    </style:style>
    <style:style style:name="P28" style:family="paragraph" style:parent-style-name="Standard">
      <style:text-properties style:font-name="Arial1" fo:language="en" fo:country="US" style:text-underline-style="none" fo:font-weight="normal" officeooo:rsid="002fb340" officeooo:paragraph-rsid="00366662" style:font-weight-asian="normal" style:font-weight-complex="normal"/>
    </style:style>
    <style:style style:name="P29" style:family="paragraph" style:parent-style-name="Standard">
      <style:text-properties style:font-name="Arial1" fo:language="en" fo:country="US" style:text-underline-style="none" fo:font-weight="normal" officeooo:rsid="00318d61" officeooo:paragraph-rsid="00366662" style:font-weight-asian="normal" style:font-weight-complex="normal"/>
    </style:style>
    <style:style style:name="P30" style:family="paragraph" style:parent-style-name="Standard">
      <style:text-properties style:font-name="Arial1" fo:language="en" fo:country="US" style:text-underline-style="none" fo:font-weight="normal" officeooo:rsid="0031e749" officeooo:paragraph-rsid="00366662" style:font-weight-asian="normal" style:font-weight-complex="normal"/>
    </style:style>
    <style:style style:name="P31" style:family="paragraph" style:parent-style-name="Standard">
      <style:text-properties style:font-name="Arial1" fo:language="en" fo:country="US" style:text-underline-style="none" fo:font-weight="normal" officeooo:rsid="00366662" officeooo:paragraph-rsid="00366662" style:font-weight-asian="normal" style:font-weight-complex="normal"/>
    </style:style>
    <style:style style:name="P32" style:family="paragraph" style:parent-style-name="Standard">
      <style:text-properties style:font-name="Arial1" fo:language="en" fo:country="US" style:text-underline-style="none" fo:font-weight="normal" officeooo:rsid="0038372e" officeooo:paragraph-rsid="0038372e" style:font-weight-asian="normal" style:font-weight-complex="normal"/>
    </style:style>
    <style:style style:name="P33" style:family="paragraph" style:parent-style-name="Standard">
      <style:text-properties style:font-name="Arial" fo:language="en" fo:country="US" officeooo:rsid="00178fce" officeooo:paragraph-rsid="001c07ad"/>
    </style:style>
    <style:style style:name="P34" style:family="paragraph" style:parent-style-name="Standard">
      <style:text-properties style:font-name="Arial" fo:language="en" fo:country="US" officeooo:rsid="00178fce" officeooo:paragraph-rsid="0026c2a1"/>
    </style:style>
    <style:style style:name="P35" style:family="paragraph" style:parent-style-name="Standard">
      <style:text-properties style:font-name="Arial" fo:language="en" fo:country="US" fo:font-weight="normal" officeooo:rsid="0020c4bd" officeooo:paragraph-rsid="0026c2a1" style:font-weight-asian="normal" style:font-weight-complex="normal"/>
    </style:style>
    <style:style style:name="P36" style:family="paragraph" style:parent-style-name="Standard">
      <style:text-properties style:font-name="Arial" fo:language="en" fo:country="US" fo:font-weight="bold" officeooo:rsid="001fa7f6" officeooo:paragraph-rsid="0026c2a1" style:font-weight-asian="bold" style:font-weight-complex="bold"/>
    </style:style>
    <style:style style:name="P37" style:family="paragraph" style:parent-style-name="Standard">
      <style:text-properties style:font-name="Arial" fo:language="en" fo:country="US" fo:font-weight="bold" officeooo:rsid="0020c4bd" officeooo:paragraph-rsid="0026c2a1" style:font-weight-asian="bold" style:font-weight-complex="bold"/>
    </style:style>
    <style:style style:name="P38" style:family="paragraph" style:parent-style-name="Standard">
      <style:text-properties style:font-name="Arial" fo:language="en" fo:country="US" officeooo:rsid="001fa7f6" officeooo:paragraph-rsid="0026c2a1"/>
    </style:style>
    <style:style style:name="P39" style:family="paragraph" style:parent-style-name="Standard">
      <style:paragraph-properties fo:break-before="page"/>
      <style:text-properties style:font-name="Arial1" fo:language="en" fo:country="US" style:text-underline-style="solid" style:text-underline-width="auto" style:text-underline-color="font-color" officeooo:rsid="00132604" officeooo:paragraph-rsid="00132604"/>
    </style:style>
    <style:style style:name="P40" style:family="paragraph" style:parent-style-name="Standard">
      <style:paragraph-properties fo:break-before="page"/>
      <style:text-properties style:font-name="Arial1" fo:language="en" fo:country="US" style:text-underline-style="none" fo:font-weight="bold" officeooo:rsid="001b7c07" officeooo:paragraph-rsid="001b7c07" style:font-weight-asian="bold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Arial1" fo:font-size="16pt" fo:language="en" fo:country="US" style:text-underline-style="none" fo:font-weight="bold" officeooo:rsid="002fb340" officeooo:paragraph-rsid="00366662" style:font-size-asian="16pt" style:font-weight-asian="bold" style:font-size-complex="16pt" style:font-weight-complex="bold"/>
    </style:style>
    <style:style style:name="P42" style:family="paragraph" style:parent-style-name="Table_20_Contents">
      <style:text-properties style:font-name="Arial1"/>
    </style:style>
    <style:style style:name="P43" style:family="paragraph" style:parent-style-name="Table_20_Contents">
      <style:text-properties style:font-name="Arial1" officeooo:rsid="001d25c3" officeooo:paragraph-rsid="001d25c3"/>
    </style:style>
    <style:style style:name="P44" style:family="paragraph" style:parent-style-name="Standard">
      <style:text-properties style:font-name="Arial" fo:language="en" fo:country="US" officeooo:rsid="003cdce1" officeooo:paragraph-rsid="003cdce1"/>
    </style:style>
    <style:style style:name="P45" style:family="paragraph" style:parent-style-name="Standard">
      <style:text-properties style:font-name="Arial" fo:language="en" fo:country="US" officeooo:rsid="0024edaf" officeooo:paragraph-rsid="0020b37b"/>
    </style:style>
    <style:style style:name="P46" style:family="paragraph" style:parent-style-name="Standard">
      <style:text-properties style:font-name="Arial" fo:language="en" fo:country="US" fo:font-weight="bold" officeooo:rsid="003e57a5" officeooo:paragraph-rsid="003e57a5" style:font-weight-asian="bold" style:font-weight-complex="bold"/>
    </style:style>
    <style:style style:name="P47" style:family="paragraph" style:parent-style-name="Standard">
      <style:text-properties style:font-name="Arial" fo:language="en" fo:country="US" style:text-underline-style="none" officeooo:rsid="00296ae2" officeooo:paragraph-rsid="0040756c"/>
    </style:style>
    <style:style style:name="P48" style:family="paragraph" style:parent-style-name="Standard">
      <style:text-properties style:font-name="Arial" fo:language="en" fo:country="US" officeooo:rsid="00140f1e" officeooo:paragraph-rsid="0040756c"/>
    </style:style>
    <style:style style:name="P49" style:family="paragraph" style:parent-style-name="Standard">
      <style:text-properties style:font-name="Arial" fo:language="en" fo:country="US" officeooo:rsid="00296ae2" officeooo:paragraph-rsid="0040756c"/>
    </style:style>
    <style:style style:name="P50" style:family="paragraph" style:parent-style-name="Standard">
      <style:text-properties style:font-name="Arial1" fo:language="en" fo:country="US" style:text-underline-style="none" fo:font-weight="bold" officeooo:rsid="0022f48a" officeooo:paragraph-rsid="0022f48a" style:font-weight-asian="bold" style:font-weight-complex="bold"/>
    </style:style>
    <style:style style:name="P51" style:family="paragraph" style:parent-style-name="Standard">
      <style:text-properties style:font-name="Arial1" fo:language="en" fo:country="US" style:text-underline-style="none" officeooo:rsid="002361c5" officeooo:paragraph-rsid="00132604"/>
    </style:style>
    <style:style style:name="P52" style:family="paragraph" style:parent-style-name="Standard">
      <style:text-properties style:font-name="Arial1" fo:language="en" fo:country="US" style:text-underline-style="none" officeooo:rsid="002b91db" officeooo:paragraph-rsid="002b91db"/>
    </style:style>
    <style:style style:name="P53" style:family="paragraph" style:parent-style-name="Standard">
      <style:text-properties style:font-name="Arial1" fo:language="en" fo:country="US" style:text-underline-style="none" officeooo:rsid="0034d57d" officeooo:paragraph-rsid="0028036c"/>
    </style:style>
    <style:style style:name="P54" style:family="paragraph" style:parent-style-name="Standard">
      <style:text-properties style:font-name="Arial1" fo:language="en" fo:country="US" style:text-underline-style="none" officeooo:rsid="003e57a5" officeooo:paragraph-rsid="003e57a5"/>
    </style:style>
    <style:style style:name="P55" style:family="paragraph" style:parent-style-name="Standard">
      <style:text-properties style:font-name="Arial1" fo:language="en" fo:country="US" style:text-underline-style="none" officeooo:rsid="002803c2" officeooo:paragraph-rsid="003fa7cd"/>
    </style:style>
    <style:style style:name="P56" style:family="paragraph" style:parent-style-name="Standard">
      <style:text-properties style:font-name="Arial1" fo:language="en" fo:country="US" style:text-underline-style="none" officeooo:rsid="0028036c" officeooo:paragraph-rsid="002cf9a7"/>
    </style:style>
    <style:style style:name="P57" style:family="paragraph" style:parent-style-name="Standard">
      <style:text-properties style:font-name="Arial1" fo:language="en" fo:country="US" style:text-underline-style="none" officeooo:rsid="003fa7cd" officeooo:paragraph-rsid="003fa7cd"/>
    </style:style>
    <style:style style:name="P58" style:family="paragraph" style:parent-style-name="Standard">
      <style:text-properties style:font-name="Arial1" fo:language="en" fo:country="US" style:text-underline-style="none" officeooo:rsid="0024edaf" officeooo:paragraph-rsid="0024edaf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Arial1" fo:language="en" fo:country="US" style:text-underline-style="none" fo:font-weight="bold" officeooo:rsid="0028036c" officeooo:paragraph-rsid="0028036c" style:font-weight-asian="bold" style:font-weight-complex="bold"/>
    </style:style>
    <style:style style:name="P60" style:family="paragraph" style:parent-style-name="Table_20_Contents">
      <style:text-properties style:font-name="Arial1" officeooo:rsid="003c3950" officeooo:paragraph-rsid="003c3950"/>
    </style:style>
    <style:style style:name="P61" style:family="paragraph">
      <loext:graphic-properties draw:fill-color="#336633"/>
      <style:text-properties fo:font-size="12pt"/>
    </style:style>
    <style:style style:name="P62" style:family="paragraph">
      <loext:graphic-properties draw:fill-color="#b2b2b2"/>
      <style:paragraph-properties fo:text-align="center"/>
      <style:text-properties fo:font-size="12pt"/>
    </style:style>
    <style:style style:name="P63" style:family="paragraph">
      <loext:graphic-properties draw:fill-color="#ff0000"/>
      <style:paragraph-properties fo:text-align="center"/>
      <style:text-properties fo:font-size="12pt"/>
    </style:style>
    <style:style style:name="P64" style:family="paragraph">
      <style:paragraph-properties fo:text-align="center"/>
    </style:style>
    <style:style style:name="P65" style:family="paragraph">
      <loext:graphic-properties draw:fill-color="#ccffcc"/>
      <style:paragraph-properties fo:text-align="center"/>
      <style:text-properties style:font-name="Arial1" fo:font-size="10.5pt" style:font-size-asian="10.5pt" style:font-size-complex="10.5pt"/>
    </style:style>
    <style:style style:name="P66" style:family="paragraph">
      <loext:graphic-properties draw:fill-color="#ccffff"/>
    </style:style>
    <style:style style:name="P67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P68" style:family="paragraph">
      <loext:graphic-properties draw:fill="solid" draw:fill-color="#ffffff"/>
      <style:paragraph-properties fo:text-align="center"/>
      <style:text-properties fo:font-size="12pt"/>
    </style:style>
    <style:style style:name="P69" style:family="paragraph">
      <loext:graphic-properties draw:fill-color="#ffff66"/>
      <style:paragraph-properties fo:text-align="center"/>
      <style:text-properties fo:font-size="9pt" style:font-size-asian="9pt" style:font-size-complex="9pt"/>
    </style:style>
    <style:style style:name="T1" style:family="text">
      <style:text-properties officeooo:rsid="001c07ad"/>
    </style:style>
    <style:style style:name="T2" style:family="text">
      <style:text-properties officeooo:rsid="0022887f"/>
    </style:style>
    <style:style style:name="T3" style:family="text">
      <style:text-properties officeooo:rsid="002361c5"/>
    </style:style>
    <style:style style:name="T4" style:family="text">
      <style:text-properties officeooo:rsid="0021aaa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6ae2" style:font-weight-asian="bold" style:font-weight-complex="bold"/>
    </style:style>
    <style:style style:name="T8" style:family="text">
      <style:text-properties officeooo:rsid="002ead34"/>
    </style:style>
    <style:style style:name="T9" style:family="text">
      <style:text-properties officeooo:rsid="003578d3"/>
    </style:style>
    <style:style style:name="T10" style:family="text">
      <style:text-properties officeooo:rsid="0031e74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18d61" style:font-weight-asian="normal" style:font-weight-complex="normal"/>
    </style:style>
    <style:style style:name="T13" style:family="text">
      <style:text-properties officeooo:rsid="00366662"/>
    </style:style>
    <style:style style:name="T14" style:family="text">
      <style:text-properties officeooo:rsid="003c3950"/>
    </style:style>
    <style:style style:name="T15" style:family="text">
      <style:text-properties officeooo:rsid="003e57a5"/>
    </style:style>
    <style:style style:name="T16" style:family="text">
      <style:text-properties officeooo:rsid="003fa7cd"/>
    </style:style>
    <style:style style:name="T17" style:family="text">
      <style:text-properties officeooo:rsid="001e8bad"/>
    </style:style>
    <style:style style:name="T18" style:family="text">
      <style:text-properties officeooo:rsid="00296ae2"/>
    </style:style>
    <style:style style:name="T19" style:family="text">
      <style:text-properties officeooo:rsid="0040756c"/>
    </style:style>
    <style:style style:name="T20" style:family="text">
      <style:text-properties style:font-name="Arial1" fo:font-size="10.5pt" style:font-size-asian="10.5pt" style:font-size-complex="10.5pt"/>
    </style:style>
    <style:style style:name="T21" style:family="text">
      <style:text-properties fo:font-size="9pt" style:font-size-asian="9pt" style:font-size-complex="9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-color="#336633" draw:textarea-horizontal-align="justify" draw:textarea-vertical-align="middle" draw:auto-grow-height="false" fo:min-height="7.3311in" fo:min-width="3.8929in" style:run-through="foreground"/>
    </style:style>
    <style:style style:name="gr4" style:family="graphic">
      <style:graphic-properties svg:stroke-color="#000000" draw:fill-color="#b2b2b2" draw:textarea-horizontal-align="justify" draw:textarea-vertical-align="middle" draw:auto-grow-height="false" fo:min-height="1.3535in" fo:min-width="1.3654in" style:run-through="foreground"/>
    </style:style>
    <style:style style:name="gr5" style:family="graphic">
      <style:graphic-properties svg:stroke-color="#000000" draw:fill-color="#b2b2b2" draw:textarea-horizontal-align="justify" draw:textarea-vertical-align="middle" draw:auto-grow-height="false" fo:min-height="1.3535in" fo:min-width="1.3661in" style:run-through="foreground"/>
    </style:style>
    <style:style style:name="gr6" style:family="graphic">
      <style:graphic-properties svg:stroke-color="#000000" draw:fill-color="#ff0000" draw:textarea-horizontal-align="justify" draw:textarea-vertical-align="middle" draw:auto-grow-height="false" fo:min-height="1.3535in" fo:min-width="1.3661in" style:run-through="foreground"/>
    </style:style>
    <style:style style:name="gr7" style:family="graphic">
      <style:graphic-properties svg:stroke-color="#000000" draw:fill-color="#ccffcc" draw:textarea-horizontal-align="justify" draw:textarea-vertical-align="middle" draw:auto-grow-height="false" fo:min-height="0.6354in" fo:min-width="3.8925in" style:run-through="foreground"/>
    </style:style>
    <style:style style:name="gr8" style:family="graphic">
      <style:graphic-properties svg:stroke-color="#000000" draw:fill-color="#ccffff" draw:textarea-horizontal-align="justify" draw:textarea-vertical-align="middle" draw:auto-grow-height="false" fo:min-height="0.6236in" fo:min-width="3.8862in" style:run-through="foreground"/>
    </style:style>
    <style:style style:name="gr9" style:family="graphic">
      <style:graphic-properties svg:stroke-color="#000000" draw:fill="solid" draw:fill-color="#ffff00" draw:textarea-horizontal-align="center" draw:textarea-vertical-align="top" draw:auto-grow-height="false" fo:min-height="0.4591in" fo:min-width="1.7146in" style:run-through="foreground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0.0909in" fo:min-width="0.1055in"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0937in" fo:min-width="0.1071in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0925in" fo:min-width="0.1063in" style:run-through="foreground"/>
    </style:style>
    <style:style style:name="gr13" style:family="graphic">
      <style:graphic-properties svg:stroke-color="#000000" draw:fill-color="#ffff66" draw:textarea-horizontal-align="justify" draw:textarea-vertical-align="middle" draw:auto-grow-height="false" fo:min-height="0.2874in" fo:min-width="0.5429in" style:run-through="foreground"/>
    </style:style>
    <style:style style:name="gr14" style:family="graphic">
      <style:graphic-properties svg:stroke-color="#000000" draw:fill-color="#ffff66" draw:textarea-horizontal-align="justify" draw:textarea-vertical-align="middle" draw:auto-grow-height="false" fo:min-height="0.2862in" fo:min-width="0.6154in" style:run-through="foreground"/>
    </style:style>
    <style:style style:name="gr15" style:family="graphic">
      <style:graphic-properties svg:stroke-color="#000000" draw:fill-color="#ffff66" draw:textarea-horizontal-align="justify" draw:textarea-vertical-align="middle" draw:auto-grow-height="false" fo:min-height="0.2862in" fo:min-width="0.54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 223N <text:s/>Assignment <text:span text:style-name="T14">2</text:span></text:p>
      <text:p text:style-name="P2">Traffic Light</text:p>
      <text:p text:style-name="P5"/>
      <text:p text:style-name="P5"/>
      <text:p text:style-name="P3">Introduction</text:p>
      <text:p text:style-name="P5"/>
      <text:p text:style-name="P6">Make a traffic light in your computer using C#.</text:p>
      <text:p text:style-name="P6"/>
      <text:p text:style-name="P6"/>
      <text:p text:style-name="P4">What you will learn or experience in this assignment</text:p>
      <text:p text:style-name="P6"/>
      <text:p text:style-name="P6">1. <text:s/>How to declare an internal clock and set its speed.</text:p>
      <text:p text:style-name="P6"/>
      <text:p text:style-name="P6">2, <text:s/>How to attach a listener to a clock</text:p>
      <text:p text:style-name="P6"/>
      <text:p text:style-name="P6">3. <text:s/>How to pause a clock and re-start a clock.</text:p>
      <text:p text:style-name="P6"/>
      <text:p text:style-name="P6"/>
      <text:p text:style-name="P4">User Interface</text:p>
      <text:p text:style-name="P6"/>
      <text:p text:style-name="P6">You probably realize by now that in this course we make lots of user interfaces. <text:s/>During the technical phase of your future job interviews if you are asked what do you know about C# you are certainly qualified to say that “I made a lot of user interfaces”.</text:p>
      <text:p text:style-name="P6"/>
      <text:p text:style-name="P6">For this assignment make a form that will hold your traffic light. <text:s/>The traffic light appears to be embedded in the form. <text:s/>The following is an illustration of the traffic light inside the form. <text:s/>The example shows the red light “on”, and the yellow and green lights are “off”.</text:p>
      <text:p text:style-name="P6"/>
      <text:p text:style-name="P8">Only one light is on at any time. <text:s/>If the green light is on then the other two lights are grayed out.</text:p>
      <text:p text:style-name="P7"/>
      <text:p text:style-name="P39"/>
      <text:p text:style-name="P7"/>
      <text:p text:style-name="P7"/>
      <text:p text:style-name="P7"/>
      <text:p text:style-name="P7"/>
      <text:p text:style-name="P7"><draw:g text:anchor-type="paragraph" draw:z-index="0" draw:style-name="gr1"><draw:g draw:style-name="gr2"><draw:custom-shape draw:name="Forma1" draw:style-name="gr3" draw:text-style-name="P61" svg:width="3.8933in" svg:height="7.3315in" svg:x="1.7972in" svg:y="0.0689in"><text:p/><draw:enhanced-geometry svg:viewBox="0 0 21600 21600" draw:type="rectangle" draw:enhanced-path="M 0 0 L 21600 0 21600 21600 0 21600 0 0 Z N"/></draw:custom-shape><draw:g draw:style-name="gr2"><draw:custom-shape draw:name="Forma1" draw:style-name="gr4" draw:text-style-name="P62" svg:width="1.9307in" svg:height="1.9134in" svg:x="2.8937in" svg:y="5.1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1" draw:style-name="gr5" draw:text-style-name="P62" svg:width="1.9315in" svg:height="1.9134in" svg:x="2.8563in" svg:y="2.8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1" draw:style-name="gr6" draw:text-style-name="P63" svg:width="1.9315in" svg:height="1.9134in" svg:x="2.8311in" svg:y="0.4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name="Forma2" draw:style-name="gr7" draw:text-style-name="P65" svg:width="3.8925in" svg:height="0.6358in" svg:x="1.7972in" svg:y="-0.5665in"><text:p text:style-name="P64"><text:span text:style-name="T20">Traffic Light by Lisa Ostrogradsky</text:span></text:p><draw:enhanced-geometry svg:viewBox="0 0 21600 21600" draw:type="rectangle" draw:enhanced-path="M 0 0 L 21600 0 21600 21600 0 21600 0 0 Z N"/></draw:custom-shape><draw:g draw:style-name="gr2"><draw:custom-shape draw:name="Forma4" draw:style-name="gr8" draw:text-style-name="P66" svg:width="3.8862in" svg:height="0.624in" svg:x="1.7972in" svg:y="7.4in"><text:p/><draw:enhanced-geometry svg:viewBox="0 0 21600 21600" draw:type="rectangle" draw:enhanced-path="M 0 0 L 21600 0 21600 21600 0 21600 0 0 Z N"/></draw:custom-shape><draw:g draw:style-name="gr2"><draw:custom-shape draw:name="Forma6" draw:style-name="gr9" draw:text-style-name="P67" svg:width="1.715in" svg:height="0.4594in" svg:x="2.5437in" svg:y="7.4724in"><text:p text:style-name="P64"><text:span text:style-name="T21"><text:s text:c="5"/></text:span><text:span text:style-name="T21">Rate of Change</text:span></text:p><text:p text:style-name="P64"><text:span text:style-name="T21"/></text:p><text:p text:style-name="P64"><text:span text:style-name="T21">Slow</text:span><text:span text:style-name="T21"><text:tab/></text:span><text:span text:style-name="T21">Medium <text:s text:c="5"/>Fast</text:span></text:p><draw:enhanced-geometry svg:viewBox="0 0 21600 21600" draw:type="rectangle" draw:enhanced-path="M 0 0 L 21600 0 21600 21600 0 21600 0 0 Z N"/></draw:custom-shape><draw:custom-shape draw:name="Forma7" draw:style-name="gr10" draw:text-style-name="P68" svg:width="0.1488in" svg:height="0.1287in" svg:x="2.587in" svg:y="7.7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7" draw:style-name="gr11" draw:text-style-name="P68" svg:width="0.1504in" svg:height="0.1315in" svg:x="3.678in" svg:y="7.7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7" draw:style-name="gr12" draw:text-style-name="P68" svg:width="0.1496in" svg:height="0.1303in" svg:x="3.0626in" svg:y="7.7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a5" draw:style-name="gr13" draw:text-style-name="P69" svg:width="0.5433in" svg:height="0.2878in" svg:x="1.9134in" svg:y="7.5362in"><text:p text:style-name="P64"><text:span text:style-name="T21">Start</text:span></text:p><draw:enhanced-geometry svg:viewBox="0 0 21600 21600" draw:type="rectangle" draw:enhanced-path="M 0 0 L 21600 0 21600 21600 0 21600 0 0 Z N"/></draw:custom-shape><draw:custom-shape draw:name="Forma5" draw:style-name="gr14" draw:text-style-name="P69" svg:width="0.6157in" svg:height="0.2862in" svg:x="4.3311in" svg:y="7.5598in"><text:p text:style-name="P64"><text:span text:style-name="T21">Pause</text:span></text:p><draw:enhanced-geometry svg:viewBox="0 0 21600 21600" draw:type="rectangle" draw:enhanced-path="M 0 0 L 21600 0 21600 21600 0 21600 0 0 Z N"/></draw:custom-shape><draw:custom-shape draw:name="Forma5" draw:style-name="gr15" draw:text-style-name="P69" svg:width="0.548in" svg:height="0.2862in" svg:x="5.0382in" svg:y="7.5732in"><text:p text:style-name="P64"><text:span text:style-name="T21">Exit</text:span></text:p><draw:enhanced-geometry svg:viewBox="0 0 21600 21600" draw:type="rectangle" draw:enhanced-path="M 0 0 L 21600 0 21600 21600 0 21600 0 0 Z N"/></draw:custom-shape></draw:g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0">Programming specifications</text:p>
      <text:p text:style-name="P9"/>
      <text:p text:style-name="P9">When the program starts the traffic light is off (no electricity).</text:p>
      <text:p text:style-name="P9"/>
      <text:p text:style-name="P10">When the user clicks on “Start” the traffic begins normal operations at the default speed “slow”, <text:span text:style-name="T1">which is explained in the next paragraph.</text:span></text:p>
      <text:p text:style-name="P10"/>
      <text:p text:style-name="P11">If the user clicks on “Pause” then the traffic light freezes. <text:s/>The traffic signal does not turn off the electricity; it simply pauses where it is. <text:s/>When “Pause” is clicked the string “Pause” on that button changes to “Resume”. <text:s/>When “Resume” is clicked the string “Resume” changes to the string “Pause”.</text:p>
      <text:p text:style-name="P10"/>
      <text:p text:style-name="P11">If the user clicks on “Resume” then the traffic signal begins operation from the point in time when operation was suspended.</text:p>
      <text:p text:style-name="P11"/>
      <text:p text:style-name="P11">At any time the user may change the speed (rate of change) by clicking on one of the radio buttons. <text:s/>Here are the rates for slow, medium, and fast operation. <text:s/>The numbers represent number of seconds each light is on.</text:p>
      <text:p text:style-name="P11"/>
      <table:table table:name="Speed" table:style-name="Speed">
        <table:table-column table:style-name="Speed.A"/>
        <table:table-column table:style-name="Speed.B"/>
        <table:table-column table:style-name="Speed.C"/>
        <table:table-column table:style-name="Speed.D"/>
        <table:table-row>
          <table:table-cell table:style-name="Speed.A1" office:value-type="string">
            <text:p text:style-name="P42"/>
          </table:table-cell>
          <table:table-cell table:style-name="Speed.A1" office:value-type="string">
            <text:p text:style-name="P43">Red light</text:p>
          </table:table-cell>
          <table:table-cell table:style-name="Speed.A1" office:value-type="string">
            <text:p text:style-name="P43"><text:span text:style-name="T9">Green</text:span> light</text:p>
          </table:table-cell>
          <table:table-cell table:style-name="Speed.D1" office:value-type="string">
            <text:p text:style-name="P43"><text:span text:style-name="T9">Yellow</text:span> light</text:p>
          </table:table-cell>
        </table:table-row>
        <table:table-row>
          <table:table-cell table:style-name="Speed.A2" office:value-type="string">
            <text:p text:style-name="P43">Fast</text:p>
          </table:table-cell>
          <table:table-cell table:style-name="Speed.A2" office:value-type="string">
            <text:p text:style-name="P43"><text:span text:style-name="T2">1</text:span>.0 s</text:p>
          </table:table-cell>
          <table:table-cell table:style-name="Speed.A2" office:value-type="string">
            <text:p text:style-name="P43">0.<text:span text:style-name="T9">75</text:span> s</text:p>
          </table:table-cell>
          <table:table-cell table:style-name="Speed.D2" office:value-type="string">
            <text:p text:style-name="P43"><text:span text:style-name="T2">0</text:span>.<text:span text:style-name="T9">25</text:span> s</text:p>
          </table:table-cell>
        </table:table-row>
        <table:table-row>
          <table:table-cell table:style-name="Speed.A2" office:value-type="string">
            <text:p text:style-name="P60">Medium</text:p>
          </table:table-cell>
          <table:table-cell table:style-name="Speed.A2" office:value-type="string">
            <text:p text:style-name="P43"><text:span text:style-name="T2">2</text:span>.0 s</text:p>
          </table:table-cell>
          <table:table-cell table:style-name="Speed.A2" office:value-type="string">
            <text:p text:style-name="P43"><text:span text:style-name="T9">1</text:span>.<text:span text:style-name="T2">50</text:span> s</text:p>
          </table:table-cell>
          <table:table-cell table:style-name="Speed.D2" office:value-type="string">
            <text:p text:style-name="P43"><text:span text:style-name="T9">0</text:span>.<text:span text:style-name="T2">50</text:span> s</text:p>
          </table:table-cell>
        </table:table-row>
        <table:table-row>
          <table:table-cell table:style-name="Speed.A2" office:value-type="string">
            <text:p text:style-name="P60">Slow</text:p>
          </table:table-cell>
          <table:table-cell table:style-name="Speed.A2" office:value-type="string">
            <text:p text:style-name="P43"><text:span text:style-name="T2">4</text:span>.0 s</text:p>
          </table:table-cell>
          <table:table-cell table:style-name="Speed.A2" office:value-type="string">
            <text:p text:style-name="P43"><text:span text:style-name="T9">3</text:span>.<text:span text:style-name="T2">0</text:span> s</text:p>
          </table:table-cell>
          <table:table-cell table:style-name="Speed.D2" office:value-type="string">
            <text:p text:style-name="P43"><text:span text:style-name="T9">1</text:span>.<text:span text:style-name="T2">0</text:span> s</text:p>
          </table:table-cell>
        </table:table-row>
      </table:table>
      <text:p text:style-name="P11"/>
      <text:p text:style-name="P12">The table shows how many seconds the light remains ‘on’ in each mode of operation. <text:s/>For example, in the ‘Slow’ mode of operation the red light is on for <text:span text:style-name="T2">4</text:span> seconds, followed by the yellow light on for 1.<text:span text:style-name="T2">0</text:span> second, followed by the green light ‘on’ for <text:span text:style-name="T2">3</text:span>.<text:span text:style-name="T2">0</text:span> seconds.</text:p>
      <text:p text:style-name="P11"/>
      <text:p text:style-name="P11"/>
      <text:p text:style-name="P14">Classroom instruction</text:p>
      <text:p text:style-name="P13"/>
      <text:p text:style-name="P13">Very few people are able to program in a new language in isolation. <text:s/>Classroom attendance is very helpful, but attendance is not mandatory. <text:s/>You may program in a vacuum if you chose that style.</text:p>
      <text:p text:style-name="P13"/>
      <text:p text:style-name="P13">In the classroom it will be explained how to set up a clock, change its speed dynamically, and cause functions to be called according to the tic’s of the clock.</text:p>
      <text:p text:style-name="P13"/>
      <text:p text:style-name="P33"/>
      <text:p text:style-name="P36">Comments in source code</text:p>
      <text:p text:style-name="P38"/>
      <text:p text:style-name="P44">In the university you are in training for a future career in computing. <text:s/>Part of this training is to make professional looking documents. <text:s/>Source code is a document. <text:s/>Source code must have comments that fully explain all aspects of the program. <text:s/>All the posted sample programs include comments of the kind you are expected to put into your own programs. <text:s/>Programs sent to me without professional-looking comments will simply be returned until the source code looks professional.</text:p>
      <text:p text:style-name="P34"><text:soft-page-break/></text:p>
      <text:p text:style-name="P34"/>
      <text:p text:style-name="P37">Script files</text:p>
      <text:p text:style-name="P35"/>
      <text:p text:style-name="P35">These are the files whose extension is .sh. <text:s/>These are important components of your computer science education. <text:s/>You have to include a script file with any program submitted for a grade. <text:s/>If there is no working script file the grade defaults to 0 out of 100. <text:s/>The script file must be commented as if it were a <text:span text:style-name="T4">C#</text:span> source file.</text:p>
      <text:p text:style-name="P35"/>
      <text:p text:style-name="P35"/>
      <text:p text:style-name="P46">Your attendance is important</text:p>
      <text:p text:style-name="P45"/>
      <text:p text:style-name="P20">You have to be present in the class room at the time of the midterm. <text:s/>There is no makeup midterm because I have only one question for the midterm. <text:s/>There is no “make up question” period. <text:s/>Do not ask to re-schedule the midterm at a special time.</text:p>
      <text:p text:style-name="P20"/>
      <text:p text:style-name="P18">When you are finished working on the assignment do send me the source files and the script file as simple attachments to an email message. <text:s/><text:span text:style-name="T15">Do not compress the files into a zip pack. <text:s/>Send to: <text:s/>holliday@fullerton.edu</text:span></text:p>
      <text:p text:style-name="P7"/>
      <text:p text:style-name="P7"/>
      <text:p text:style-name="P50">Comment about <text:span text:style-name="T19">word processed </text:span>documents.</text:p>
      <text:p text:style-name="P19"/>
      <text:p text:style-name="P19">You probably know from your experience with open source software that “odt” is the open source format for documents. <text:s/>[“doc” and “docx” are closed source formats created by Microsoft] <text:s/>Since we are all scientists your homework naturally arrives in the “odt” format. <text:s/>Most open source documents are created in Libre Office. <text:s/>A few open source document files are created in the older word processor Open Office. <text:s/>All of that is just fine. <text:s/>The issue here is the fact that if an open source document (odt) containing drawings is opened <text:span text:style-name="T19">in </text:span>MS Word it is often the case that the images are distorted, but the text will appear correctly.</text:p>
      <text:p text:style-name="P19"/>
      <text:p text:style-name="P19">All the assignments of this course are created with Libre Office. <text:s/>If you read the document with MS Word you will probably lose the pictures. <text:s/>If you really want to see your homework from <text:span text:style-name="T3">a</text:span> Windows platform then go get a free copy of Open Office for Windows.</text:p>
      <text:p text:style-name="P7"/>
      <text:p text:style-name="P51"/>
      <text:p text:style-name="P58">Enjoy your programming.</text:p>
      <text:p text:style-name="P58"/>
      <text:p text:style-name="P58"/>
      <text:p text:style-name="P48"><text:span text:style-name="T7">D</text:span><text:span text:style-name="T6">ue date</text:span>: <text:span text:style-name="T17">September</text:span> <text:span text:style-name="T18">30, 2018 at 23:59pm</text:span></text:p>
      <text:p text:style-name="P49">If you send me the program before this date I will evaluate it and send you the feedback.</text:p>
      <text:p text:style-name="P47">If you send me the program after this date I will evaluate it and send you the feedback.</text:p>
      <text:p text:style-name="P41">Check off list for evaluating <text:span text:style-name="T10">Traffic Signal program</text:span></text:p>
      <text:p text:style-name="P28"/>
      <text:p text:style-name="P15">Source code</text:p>
      <text:p text:style-name="P29"/>
      <text:p text:style-name="P29">Written in C# with no evidence of Visual Studio</text:p>
      <text:p text:style-name="P29">Program design partitions the solution into 2 and sometimes 3 files.</text:p>
      <text:p text:style-name="P29">Comments identify the author, course, program, and purpose.</text:p>
      <text:p text:style-name="P29">No meaningless residual comments remaining from one of professor’s programs.</text:p>
      <text:p text:style-name="P28">Program compiles without warnings and without fatal errors.</text:p>
      <text:p text:style-name="P31">The script file runs out of the box.</text:p>
      <text:p text:style-name="P31"/>
      <text:p text:style-name="P31"/>
      <text:p text:style-name="P29"/>
      <text:p text:style-name="P15">User Interface qualities</text:p>
      <text:p text:style-name="P30"/>
      <text:p text:style-name="P28">Program executes and shows a UI.</text:p>
      <text:p text:style-name="P28">UI shows <text:span text:style-name="T13">a</text:span> title strip across the top with <text:span text:style-name="T13">the program’s name and</text:span> <text:span text:style-name="T13">the author</text:span>’s name</text:p>
      <text:p text:style-name="P31">Outline of a traffic signal appears (3 circles)</text:p>
      <text:p text:style-name="P28">The graphic area <text:span text:style-name="T13">around the traffic signal has a distinguishing official highway color.</text:span></text:p>
      <text:p text:style-name="P16"><text:span text:style-name="T11">The control strip has </text:span><text:span text:style-name="T12">a</text:span><text:span text:style-name="T11"> unique color</text:span></text:p>
      <text:p text:style-name="P31">There are slow, medium, fast radio buttons in the control strip</text:p>
      <text:p text:style-name="P28">There is a <text:span text:style-name="T13">button labeled ‘Start’.</text:span></text:p>
      <text:p text:style-name="P31">There is a button labeled ‘Pause’.</text:p>
      <text:p text:style-name="P29">There is an Exit button</text:p>
      <text:p text:style-name="P29"/>
      <text:p text:style-name="P29"/>
      <text:p text:style-name="P29"/>
      <text:p text:style-name="P17">Run-time functionality</text:p>
      <text:p text:style-name="P30"/>
      <text:p text:style-name="P31">The signal does not function until the start button is clicked.</text:p>
      <text:p text:style-name="P31">Visually the red light is longest, green is middle, yellow is shortest in duration.</text:p>
      <text:p text:style-name="P32">Visually ‘fast” runs about 4 times faster than ‘slow’.</text:p>
      <text:p text:style-name="P32">Visually ‘slow’ runs about 2 times faster than ‘slow’.</text:p>
      <text:p text:style-name="P32">No two lights are ‘on’ concurrently.</text:p>
      <text:p text:style-name="P32">At least one light is ‘on’ at any given instant.</text:p>
      <text:p text:style-name="P32">The user can change the speed of flashing without exiting from the program.</text:p>
      <text:p text:style-name="P32"/>
      <text:p text:style-name="P30"/>
      <text:p text:style-name="P27"/>
      <text:p text:style-name="P59"><text:span text:style-name="T5">Announcements</text:span></text:p>
      <text:p text:style-name="P21"/>
      <text:p text:style-name="P21"/>
      <text:p text:style-name="P54">Links to announcements about jobs in the video game industry.</text:p>
      <text:p text:style-name="P53"/>
      <text:p text:style-name="P25"><text:span text:style-name="T8">===&gt; <text:s/></text:span><text:a xlink:type="simple" xlink:href="https://www.indeed.com/q-video-game-producer-jobs.html" text:style-name="Internet_20_link" text:visited-style-name="Visited_20_Internet_20_Link">https://www.indeed.com/q-video-game-producer-jobs.html</text:a></text:p>
      <text:p text:style-name="P26">===&gt; <text:s/><text:a xlink:type="simple" xlink:href="https://ca.indeed.com/Video-Game-Programmer-jobs" text:style-name="Internet_20_link" text:visited-style-name="Visited_20_Internet_20_Link">https://ca.indeed.com/Video-Game-Programmer-jobs</text:a></text:p>
      <text:p text:style-name="P26">===&gt; <text:s/><text:a xlink:type="simple" xlink:href="https://www.gamedesigning.org/career/programming-languages/" text:style-name="Internet_20_link" text:visited-style-name="Visited_20_Internet_20_Link">https://www.gamedesigning.org/career/programming-languages</text:a></text:p>
      <text:p text:style-name="P22"/>
      <text:p text:style-name="P57">The video design club at CSUF meets every Friday, from 12:00 to 4:00pm, in room 101.</text:p>
      <text:p text:style-name="P57">Interested persons may arrive anytime during that time period and leave at any time.</text:p>
      <text:p text:style-name="P22"/>
      <text:p text:style-name="P55">For questions <text:span text:style-name="T16">about the game club send mail to </text:span><text:s text:c="2"/>csufvgdc@gmail.com</text:p>
      <text:p text:style-name="P23"/>
      <text:p text:style-name="P23"/>
      <text:p text:style-name="P23"/>
      <text:p text:style-name="P23"/>
      <text:p text:style-name="P52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9:49:38.439177949</meta:creation-date>
    <dc:date>2018-09-19T07:20:27.735174836</dc:date>
    <meta:editing-duration>PT2H17M2S</meta:editing-duration>
    <meta:editing-cycles>26</meta:editing-cycles>
    <meta:generator>LibreOffice/5.2.7.2$Linux_X86_64 LibreOffice_project/20m0$Build-2</meta:generator>
    <meta:document-statistic meta:table-count="1" meta:image-count="0" meta:object-count="0" meta:page-count="6" meta:paragraph-count="85" meta:word-count="1180" meta:character-count="6823" meta:non-whitespace-character-count="5683"/>
  </office:meta>
</office:document-meta>
</file>